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241.8pt"/>
    </style:style>
    <style:style style:name="co4" style:family="table-column">
      <style:table-column-properties fo:break-before="auto" style:column-width="171.24pt"/>
    </style:style>
    <style:style style:name="co5" style:family="table-column">
      <style:table-column-properties fo:break-before="auto" style:column-width="196.61pt"/>
    </style:style>
    <style:style style:name="co6" style:family="table-column">
      <style:table-column-properties fo:break-before="auto" style:column-width="223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PageStyle_5f_NERACA_20_AWAL">
      <style:table-properties table:display="true" style:writing-mode="lr-tb"/>
    </style:style>
    <style:style style:name="ta2" style:family="table" style:master-page-name="PageStyle_5f_TRANSAKSI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3">
      <style:table-cell-properties fo:padding="2.01pt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padding="2.01pt"/>
      <style:text-properties fo:font-size="11pt" style:font-size-asian="11pt" style:font-size-complex="11pt"/>
    </style:style>
    <style:style style:name="ce6" style:family="table-cell" style:parent-style-name="Default">
      <style:table-cell-properties fo:padding="2.01pt"/>
      <style:text-properties fo:font-size="11pt" style:font-size-asian="11pt" style:font-size-complex="11pt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ERACA AWA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UD UKM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NERACA 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31 DESEMBER 2010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SET</text:p>
          </table:table-cell>
          <table:table-cell table:number-columns-repeated="4"/>
          <table:table-cell office:value-type="float" office:value="2010" calcext:value-type="float">
            <text:p>20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S DI TANGAN</text:p>
          </table:table-cell>
          <table:table-cell table:number-columns-repeated="4"/>
          <table:table-cell table:style-name="ce3" office:value-type="float" office:value="3500000" calcext:value-type="float">
            <text:p>3,5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AS DI BANK</text:p>
          </table:table-cell>
          <table:table-cell table:number-columns-repeated="4"/>
          <table:table-cell table:style-name="ce3" office:value-type="float" office:value="12765000" calcext:value-type="float">
            <text:p>12,765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UTANG USAHA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RSEDIAAN</text:p>
          </table:table-cell>
          <table:table-cell table:number-columns-repeated="4"/>
          <table:table-cell table:style-name="ce3" office:value-type="float" office:value="100000" calcext:value-type="float">
            <text:p>1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ERTI INVESTASI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ERALATAN</text:p>
          </table:table-cell>
          <table:table-cell table:number-columns-repeated="4"/>
          <table:table-cell table:style-name="ce3" office:value-type="float" office:value="20000000" calcext:value-type="float">
            <text:p>20,0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KUMULASI PENYUSUTAN PERALATAN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WA BANGUNAN DI BAYAR DI MUKA </text:p>
          </table:table-cell>
          <table:table-cell table:number-columns-repeated="4"/>
          <table:table-cell table:style-name="ce3" office:value-type="float" office:value="2400000" calcext:value-type="float">
            <text:p>2,400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SET TIDAK BERWUJUD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mlah aset</text:p>
          </table:table-cell>
          <table:table-cell table:number-columns-repeated="4"/>
          <table:table-cell table:style-name="ce3" table:formula="of:=SUM([.F7:.F15])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EWAJIBAN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ANG USAHA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TANG GAJ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DANGAN GARANSI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DAL PEMILIK</text:p>
          </table:table-cell>
          <table:table-cell table:number-columns-repeated="4"/>
          <table:table-cell table:style-name="ce3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BA PERIODE BERJALA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mlah kewajiban dan ekuitas</text:p>
          </table:table-cell>
          <table:table-cell table:number-columns-repeated="4"/>
          <table:table-cell table:style-name="ce3" table:formula="of:=SUM([.F19:.F23])" office:value-type="float" office:value="38765000" calcext:value-type="float">
            <text:p>38,765,00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AKSI" table:style-name="ta2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21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DAFTAR DAN AKUN YANG TERLIBAT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5" office:value-type="string" calcext:value-type="string">
            <text:p>JENIS TRANSAKSI</text:p>
          </table:table-cell>
          <table:table-cell table:style-name="ce5" office:value-type="string" calcext:value-type="string">
            <text:p>DEBET</text:p>
          </table:table-cell>
          <table:table-cell table:style-name="ce5" office:value-type="string" calcext:value-type="string">
            <text:p>KREDI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table:style-name="ce6" office:value-type="string" calcext:value-type="string">
            <text:p>PEMBELIAN 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ELIAN BAHAN BAKU KREDIT</text:p>
          </table:table-cell>
          <table:table-cell table:style-name="ce6" office:value-type="string" calcext:value-type="string">
            <text:p>PEMBELIAN </text:p>
          </table:table-cell>
          <table:table-cell table:style-name="ce6" office:value-type="string" calcext:value-type="string">
            <text:p>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MBELIAN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RETUR PEMBELI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MBELIAN KREDIT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RETUR PEMBELI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JUALAN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JUALAN KREDIT</text:p>
          </table:table-cell>
          <table:table-cell table:style-name="ce6" office:value-type="string" calcext:value-type="string">
            <text:p>PIUTANG USAHA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NJUALAN TUNAI </text:p>
          </table:table-cell>
          <table:table-cell table:style-name="ce6" office:value-type="string" calcext:value-type="string">
            <text:p>RETUR PENJUALAN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ETUR PENJUALAN KREDIT</text:p>
          </table:table-cell>
          <table:table-cell table:style-name="ce6" office:value-type="string" calcext:value-type="string">
            <text:p>RETUR PENJUALAN</text:p>
          </table:table-cell>
          <table:table-cell table:style-name="ce6" office:value-type="string" calcext:value-type="string">
            <text:p>PI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GAJI</text:p>
          </table:table-cell>
          <table:table-cell table:style-name="ce6" office:value-type="string" calcext:value-type="string">
            <text:p>BEBAN GAJI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TELP, AIR &amp; LISTRIK</text:p>
          </table:table-cell>
          <table:table-cell table:style-name="ce6" office:value-type="string" calcext:value-type="string">
            <text:p>BEBAN TELP, AIR &amp; LISTRIK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UTANG MELALUI KAS DI TANGAN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TRANSPORTASI</text:p>
          </table:table-cell>
          <table:table-cell table:style-name="ce6" office:value-type="string" calcext:value-type="string">
            <text:p>BEBAN TRANSPORTASI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SETOR MODAL TUNAI 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MODAL PEMILIK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NYETORAN TUNAI KE BANK</text:p>
          </table:table-cell>
          <table:table-cell table:style-name="ce6" office:value-type="string" calcext:value-type="string">
            <text:p>KAS DI BANK</text:p>
          </table:table-cell>
          <table:table-cell table:style-name="ce6" office:value-type="string" calcext:value-type="string">
            <text:p>KAS DI TANG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JAMAN DARI BANK</text:p>
          </table:table-cell>
          <table:table-cell table:style-name="ce6" office:value-type="string" calcext:value-type="string">
            <text:p>KAS DI TANGAN</text:p>
          </table:table-cell>
          <table:table-cell table:style-name="ce6" office:value-type="string" calcext:value-type="string">
            <text:p>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UTANG MELALUI BANK</text:p>
          </table:table-cell>
          <table:table-cell table:style-name="ce6" office:value-type="string" calcext:value-type="string">
            <text:p>UTANG USAHA</text:p>
          </table:table-cell>
          <table:table-cell table:style-name="ce6" office:value-type="string" calcext:value-type="string">
            <text:p>KAS DI BANK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TERIMA PEMBAYARAN PIUTANG</text:p>
          </table:table-cell>
          <table:table-cell table:style-name="ce6" office:value-type="string" calcext:value-type="string">
            <text:p>KAS DITANGAN</text:p>
          </table:table-cell>
          <table:table-cell table:style-name="ce6" office:value-type="string" calcext:value-type="string">
            <text:p>PIUTANG USAH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IBELI PERALATAN </text:p>
          </table:table-cell>
          <table:table-cell table:style-name="ce6" office:value-type="string" calcext:value-type="string">
            <text:p>PERALATAN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EPRESIASI PERALATAN</text:p>
          </table:table-cell>
          <table:table-cell table:style-name="ce6" office:value-type="string" calcext:value-type="string">
            <text:p>BEBAN PENYUSUTAN PERALATAN</text:p>
          </table:table-cell>
          <table:table-cell table:style-name="ce6" office:value-type="string" calcext:value-type="string">
            <text:p>AKUMULASI PENYUSUTAN PERALAT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EWA BANGUNAN DIBAYAR DIMUKA </text:p>
          </table:table-cell>
          <table:table-cell table:style-name="ce6" office:value-type="string" calcext:value-type="string">
            <text:p>SEWA BANGUNAN DI BAYAR DIMUKA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EMBAYARAN SEWA BANGUNAN</text:p>
          </table:table-cell>
          <table:table-cell table:style-name="ce6" office:value-type="string" calcext:value-type="string">
            <text:p>BEBAN SEWA BANGUNAN</text:p>
          </table:table-cell>
          <table:table-cell table:style-name="ce6" office:value-type="string" calcext:value-type="string">
            <text:p>SEWA BANGUNAN DIBAYAR DI MUKA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ESTIMASI </text:p>
          </table:table-cell>
          <table:table-cell table:style-name="ce6" office:value-type="string" calcext:value-type="string">
            <text:p>BEBAN GARANSI </text:p>
          </table:table-cell>
          <table:table-cell table:style-name="ce6" office:value-type="string" calcext:value-type="string">
            <text:p>CADANGAN GARANSI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REALISASI</text:p>
          </table:table-cell>
          <table:table-cell table:style-name="ce6" office:value-type="string" calcext:value-type="string">
            <text:p>CADANGAN GARANSI </text:p>
          </table:table-cell>
          <table:table-cell table:style-name="ce6" office:value-type="string" calcext:value-type="string">
            <text:p>KAS DI TANGAN 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EBAN GARANSI TAK TEREALISASI</text:p>
          </table:table-cell>
          <table:table-cell table:style-name="ce6" office:value-type="string" calcext:value-type="string">
            <text:p>CADANGAN GARANSI </text:p>
          </table:table-cell>
          <table:table-cell table:style-name="ce6" office:value-type="string" calcext:value-type="string">
            <text:p>PENJUALAN 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nis" table:style-name="ta3">
        <office:forms form:automatic-focus="false" form:apply-design-mode="false"/>
        <table:table-column table:style-name="co6" table:default-cell-style-name="Default"/>
        <table:table-column table:style-name="co1" table:number-columns-repeated="1023" table:default-cell-style-name="Default"/>
        <table:table-row table:style-name="ro2">
          <table:table-cell table:style-name="ce8" office:value-type="string" calcext:value-type="string">
            <text:p>Jenis</text:p>
          </table:table-cell>
          <table:table-cell table:style-name="ce8" office:value-type="string" calcext:value-type="string">
            <text:p>Nomor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PEMBELIAN BAHAN BAKU TUNAI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ELIAN BAHAN BAKU KREDI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MBELIAN TUNAI 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MBELIAN KREDI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JUALAN TUNAI 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JUALAN KREDI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NJUALAN TUNAI 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TUR PENJUALAN KREDI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GAJI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TELP, AIR &amp; LISTRIK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UTANG MELALUI KAS DI TANGA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TRANSPORTASI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ETOR MODAL TUNAI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NYETORAN TUNAI KE BANK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INJAMAN DARI BANK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UTANG MELALUI BANK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TERIMA PEMBAYARAN PIUTANG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BELI PERALATAN 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EPRESIASI PERALATAN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WA BANGUNAN DIBAYAR DIMUKA 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EMBAYARAN SEWA BANGUN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ESTIMASI 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REALISASI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BAN GARANSI TAK TEREALISASI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Lucida Sans Unicode" style:font-family-asian="'Lucida Sans Unicode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RACA_20_AWAL" style:display-name="PageStyle_NERACA AW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KSI" style:display-name="PageStyle_TRANSAKS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mi</meta:initial-creator>
    <meta:creation-date>2016-05-02T01:26:51</meta:creation-date>
    <dc:date>2016-05-08T20:54:33.787343230</dc:date>
    <meta:editing-duration>PT7H40M10S</meta:editing-duration>
    <meta:editing-cycles>5</meta:editing-cycles>
    <meta:generator>LibreOffice/4.4.7.2$Linux_X86_64 LibreOffice_project/40m0$Build-2</meta:generator>
    <meta:document-statistic meta:table-count="3" meta:cell-count="164" meta:object-count="0"/>
  </office:meta>
</office:document-meta>
</file>